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4-12-06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4-06-20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4-03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3-12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3-06-0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23-02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7-09-2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7-06-27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7-03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6-12-0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6-09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6-06-1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6-03-0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5-12-0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5-09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5-06-0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5-03-0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4-12-2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4-09-1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4-06-0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4-03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4-01-1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3-09-1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3-06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3-03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2-12-0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2-06-0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2-03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1-12-14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1-09-2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1-06-0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1-03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0-12-0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0-09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0-06-2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10-03-0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9-12-02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9-09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9-06-10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9-03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9-01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8-09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8-06-2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7-12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7-09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7-06-0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7-03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6-12-0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6-09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6-06-07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6-03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5-12-1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5-09-0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5-03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4-12-0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4-09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4-06-0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4-03-0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3-12-0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3-09-24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3-06-0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3-03-1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2-12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2-09-1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2-03-1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1-12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1-09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0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0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0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200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9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9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9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8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8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8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8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7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7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6-06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5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4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4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3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3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2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2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1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1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1-0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0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0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9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8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8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7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7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6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5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5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4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4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4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3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1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8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7-05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4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3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2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2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2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1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1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0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0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70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9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9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8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8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8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7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7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7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7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6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6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6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RAN0000176</text:p>
          </table:table-cell>
          <table:table-cell office:value-type="string" calcext:value-type="string">
            <text:p>1966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06" meta:object-count="0"/>
    <meta:user-defined meta:name="AppVersion">3.0</meta:user-defined>
  </office:meta>
</office:document-meta>
</file>